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 SERIF" svg:font-family="'MS SANS 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d9c" officeooo:paragraph-rsid="0019cd9c"/>
    </style:style>
    <style:style style:name="P2" style:family="paragraph" style:parent-style-name="Standard">
      <style:text-properties officeooo:rsid="0019cd9c" officeooo:paragraph-rsid="00232782"/>
    </style:style>
    <style:style style:name="P3" style:family="paragraph" style:parent-style-name="Standard">
      <style:text-properties officeooo:rsid="001b8073" officeooo:paragraph-rsid="001b8073"/>
    </style:style>
    <style:style style:name="P4" style:family="paragraph" style:parent-style-name="Standard">
      <style:text-properties officeooo:rsid="001f7eb8" officeooo:paragraph-rsid="001f7eb8"/>
    </style:style>
    <style:style style:name="P5" style:family="paragraph" style:parent-style-name="Standard">
      <style:text-properties officeooo:rsid="0021a278" officeooo:paragraph-rsid="0021a278"/>
    </style:style>
    <style:style style:name="P6" style:family="paragraph" style:parent-style-name="Standard">
      <style:text-properties officeooo:paragraph-rsid="0021a278"/>
    </style:style>
    <style:style style:name="P7" style:family="paragraph" style:parent-style-name="Standard">
      <style:text-properties officeooo:rsid="00232782" officeooo:paragraph-rsid="00232782"/>
    </style:style>
    <style:style style:name="T1" style:family="text">
      <style:text-properties officeooo:rsid="001a1ef8"/>
    </style:style>
    <style:style style:name="T2" style:family="text">
      <style:text-properties officeooo:rsid="001b39c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39cb" style:font-weight-asian="bold" style:font-weight-complex="bold"/>
    </style:style>
    <style:style style:name="T5" style:family="text">
      <style:text-properties officeooo:rsid="002128dc"/>
    </style:style>
    <style:style style:name="T6" style:family="text">
      <style:text-properties officeooo:rsid="0021a27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 <text:span text:style-name="T4">ลักษณะ</text:span><text:span text:style-name="T3">ข้อมูล</text:span><text:span text:style-name="T4">เบื้องต้น</text:span></text:p>
      <text:p text:style-name="Standard"/>
      <text:p text:style-name="Standard"><draw:frame draw:style-name="fr1" draw:name="Object2" text:anchor-type="paragraph" svg:x="0.6957in" svg:y="0.0146in" svg:width="3.6563in" svg:height="2.8445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ทำการเก็บข้อมูลจากนักศึกษาจำนวน 8 คณะ <text:span text:style-name="T6">ในภาคปลาย ปีการศึกษา 2557 โดยรายชื่อคณะมี</text:span>ดังนี้ คณะบัญชี, คณะบริหารธุรกิจ, คณะเศรษฐศาสตร์, คณะมนุษยศาสตร์และประยุกต์ศิลป์, คณะวิศวกรรมศาสตร์, คณะวิทยาศาสตร์และเทคโนโลยี, คณะนิเทศศาสตร์ และคณะนิติศาสตร์ รวมจำนวนนักศึกษาที่ตอบแบบสอบถามทั้งสิ้น 512 คน <text:span text:style-name="T5">ดังรายละเอียดในตาราง </text:span></text:p>
      <text:p text:style-name="P4"/>
      <text:p text:style-name="P5">รายละเอียดของข้อมูล ณ.เวลาที่เก็บข้อมูล เป็นดังนี้ </text:p>
      <text:p text:style-name="P5"><text:tab/>คณะบัญชี ทำการเก็บแบบสอบถามจากนักศึกษา ชั้นปีที่ 1 (รหัส 57) <text:s/>ซึ่งยังไม่ได้แยกสาขาวิชา</text:p>
      <text:p text:style-name="P6"><text:span text:style-name="T6"><text:tab/>คณะบริหารธุรกิจ ทำการเก็บแบบสอบถามจากนักศึกษา ชั้นปีที่ 3 (รหัส 55) สาขาวิชาคอมพิวเตอร์ธุรกิจ</text:span></text:p>
      <text:p text:style-name="P6"><text:tab/><text:span text:style-name="T6">คณะวิศวกรรมศาสตร์ ทำการเก็บแบบสอบถามจากนักศึกษา ชั้นปีที่ 3 (รหัส 55) สาขาวิชาวิศวกรรมคอมพิวเตอร์และมัลติมีเดีย</text:span></text:p>
      <text:p text:style-name="P6"><text:span text:style-name="T6"><text:tab/>คณะมนุษยศาสตร์และประยุกต์ศิลป์ ทำการเก็บแบบสอบถามจากนักศึกษา ชั้นปีที่ 1 (รหัส 57) สาขาวิชาการแสดง, ภาษาเกาหลีและภาษาไทย ซึ่งเรียนกลุ่มเดียวกัน ในวิชา SG005</text:span></text:p>
      <text:p text:style-name="P6"><text:span text:style-name="T6"><text:tab/>คณะวิทยาศาสตร์และเทคโนโลยี ทำการเก็บแบบสอบถามจากนักศึกษา ชั้นปีที่ 1 – 3 (รหัส 55-57) สาขาวิชาเทคโนโลยีสารสนเทศและการสื่อสาร</text:span></text:p>
      <text:p text:style-name="P6"><text:span text:style-name="T6"><text:tab/>คณะนิเทศศาสตร์ ทำการเก็บแบบสอบถามจากนักศึกษา ชั้นปีที่ 2 (รหัส 56) สาขาวิชานวััตกรรมสื่อสารมวลชน - วารสารศาสตร์คอนเวอร์เจนซ์ห</text:span></text:p>
      <text:p text:style-name="P6"><text:tab/><text:span text:style-name="T6">คณะนิติศาสตร์ ทำการเก็บแบบสอบถามจากนักศึกษา ชั้นปีที่ 2 – 3 (รหัส 55-56) ซึ่งไม่มีการแยกสาขาวิชา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</text:p>
      <text:p text:style-name="P7"><draw:frame draw:style-name="fr2" draw:name="Object1" text:anchor-type="paragraph" svg:width="5.4492in" svg:height="2.489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7">ค่าพื้นฐานของเน็ตเวิร์ก เมื่อพิจารณานักศึกษาทุกคนทั้งหมด </text:p>
      <text:p text:style-name="P2"/>
      <text:p text:style-name="P1"/>
      <text:p text:style-name="P1"><draw:frame draw:style-name="fr1" draw:name="Object3" text:anchor-type="paragraph" svg:x="0.1138in" svg:y="0.0437in" svg:width="5.278in" svg:height="2.489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ค่าพื้นฐานของเน็ตเวิร์ก เมื่อพิจารณาเฉพาะนักศึกษาที่ตอบแบบสอบถาม</text:p>
      <text:p text:style-name="P1"/>
      <text:p text:style-name="P1"/>
      <text:p text:style-name="P1">ค่าคุณสมบัติของเน็ตเวิร์กเบื้องต้น </text:p>
      <text:p text:style-name="P1"/>
      <text:p text:style-name="P1">#nodes = จำนวนโหนดทั้งหมดในเน็ตเวิร์ก <text:span text:style-name="T2">= จำนวนนักศึกษาทั้งหมดในคณะ และชั้นปีการศึกษาดังกล่าว </text:span></text:p>
      <text:p text:style-name="P1"/>
      <text:p text:style-name="P1"/>
      <text:p text:style-name="P1">Density = ความหนาแน่นของโหนดในเน็ตเวิร์ก <text:s/></text:p>
      <text:p text:style-name="P1">Diameter = เส้นผ่านศูนย์กลางของเน็ตเวิร์ก</text:p>
      <text:p text:style-name="P1">Max degree = ดีกรีสูงสุดในเน็ตเวิร์ก</text:p>
      <text:p text:style-name="P1">Avg degree = ดีกรีเฉลี่ยในเน็ตเวิร์ก </text:p>
      <text:p text:style-name="P1">Edge conn = Edge connectivity ของเน็ตเวิร์ก</text:p>
      <text:p text:style-name="P1">GCC = Global clustering coefficient </text:p>
      <text:p text:style-name="P1">LCC = Local clustering coe<text:span text:style-name="T1">f</text:span>ficient </text:p>
      <text:p text:style-name="P1"/>
      <text:p text:style-name="P3">หมายเหตุ คณะบัญชี ในชั้นปีที่ 1 ยังไม่มีการแบ่งสาขา แล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 SERIF" svg:font-family="'MS SANS 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3:14:05.962446856</meta:creation-date>
    <dc:date>2015-09-08T15:12:47.513813683</dc:date>
    <meta:editing-duration>PT1H52M32S</meta:editing-duration>
    <meta:editing-cycles>9</meta:editing-cycles>
    <meta:generator>LibreOffice/4.2.8.2$Linux_x86 LibreOffice_project/420m0$Build-2</meta:generator>
    <meta:document-statistic meta:table-count="0" meta:image-count="0" meta:object-count="3" meta:page-count="2" meta:paragraph-count="22" meta:word-count="1208" meta:character-count="1457" meta:non-whitespace-character-count="13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ptName</text:p>
          </table:table-cell>
          <table:table-cell office:value-type="string" calcext:value-type="string">
            <text:p><text:s/>gsize</text:p>
          </table:table-cell>
          <table:table-cell office:value-type="string" calcext:value-type="string">
            <text:p><text:s/>den</text:p>
          </table:table-cell>
          <table:table-cell office:value-type="string" calcext:value-type="string">
            <text:p><text:s/>dia</text:p>
          </table:table-cell>
          <table:table-cell office:value-type="string" calcext:value-type="string">
            <text:p><text:s/>max_deg</text:p>
          </table:table-cell>
          <table:table-cell office:value-type="string" calcext:value-type="string">
            <text:p><text:s/>avg_deg</text:p>
          </table:table-cell>
          <table:table-cell office:value-type="string" calcext:value-type="string">
            <text:p><text:s/>edge_conn</text:p>
          </table:table-cell>
          <table:table-cell office:value-type="string" calcext:value-type="string">
            <text:p><text:s/>gcc</text:p>
          </table:table-cell>
          <table:table-cell office:value-type="string" calcext:value-type="string">
            <text:p><text:s/>lcc</text:p>
          </table:table-cell>
        </table:table-row>
        <table:table-row table:style-name="ro1">
          <table:table-cell office:value-type="string" calcext:value-type="string">
            <text:p><text:s/>Ac57-1sec</text:p>
          </table:table-cell>
          <table:table-cell office:value-type="float" office:value="70" calcext:value-type="float">
            <text:p>70</text:p>
          </table:table-cell>
          <table:table-cell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<text:s text:c="6"/>Biz55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.0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<text:s text:c="7"/>EC55</text:p>
          </table:table-cell>
          <table:table-cell office:value-type="float" office:value="68" calcext:value-type="float">
            <text:p>68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<text:s text:c="6"/>Eng55</text:p>
          </table:table-cell>
          <table:table-cell office:value-type="float" office:value="21" calcext:value-type="float">
            <text:p>21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<text:s text:c="3"/>HM Act57</text:p>
          </table:table-cell>
          <table:table-cell office:value-type="float" office:value="29" calcext:value-type="float">
            <text:p>29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<text:s/>HM Korea57</text:p>
          </table:table-cell>
          <table:table-cell office:value-type="float" office:value="67" calcext:value-type="float">
            <text:p>67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<text:s text:c="2"/>HM Thai57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<text:s text:c="6"/>ICT55</text:p>
          </table:table-cell>
          <table:table-cell office:value-type="float" office:value="54" calcext:value-type="float">
            <text:p>54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<text:s text:c="6"/>ICT56</text:p>
          </table:table-cell>
          <table:table-cell office:value-type="float" office:value="34" calcext:value-type="float">
            <text:p>34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<text:s text:c="2"/>ICT57-All</text:p>
          </table:table-cell>
          <table:table-cell office:value-type="float" office:value="62" calcext:value-type="float">
            <text:p>62</text:p>
          </table:table-cell>
          <table:table-cell office:value-type="float" office:value="0.53" calcext:value-type="float">
            <text:p>0.5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.67" calcext:value-type="float">
            <text:p>0.6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<text:s text:c="4"/>Nited56</text:p>
          </table:table-cell>
          <table:table-cell office:value-type="float" office:value="103" calcext:value-type="float">
            <text:p>103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<text:s text:c="5"/>Niti55</text:p>
          </table:table-cell>
          <table:table-cell office:value-type="float" office:value="60" calcext:value-type="float">
            <text:p>6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<text:s text:c="5"/>Niti56</text:p>
          </table:table-cell>
          <table:table-cell office:value-type="float" office:value="56" calcext:value-type="float">
            <text:p>56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5:02:38.514964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Dept name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Survey</text:p>
          </table:table-cell>
          <table:table-cell office:value-type="string" calcext:value-type="string">
            <text:p><text:s/>Unsurveyed</text:p>
          </table:table-cell>
          <table:table-cell table:style-name="Default"/>
        </table:table-row>
        <table:table-row table:style-name="ro1">
          <table:table-cell office:value-type="string" calcext:value-type="string">
            <text:p><text:s/>Ac57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formula="of:=[.C2]/[.B2]*100" office:value-type="float" office:value="72.463768115942" calcext:value-type="float">
            <text:p>72.4638</text:p>
          </table:table-cell>
        </table:table-row>
        <table:table-row table:style-name="ro1">
          <table:table-cell office:value-type="string" calcext:value-type="string">
            <text:p><text:s text:c="5"/>Biz55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formula="of:=[.C3]/[.B3]*100" office:value-type="float" office:value="31.6901408450704" calcext:value-type="float">
            <text:p>31.6901</text:p>
          </table:table-cell>
        </table:table-row>
        <table:table-row table:style-name="ro1">
          <table:table-cell office:value-type="string" calcext:value-type="string">
            <text:p><text:s text:c="6"/>EC5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formula="of:=[.C4]/[.B4]*100" office:value-type="float" office:value="58.2089552238806" calcext:value-type="float">
            <text:p>58.2090</text:p>
          </table:table-cell>
        </table:table-row>
        <table:table-row table:style-name="ro1">
          <table:table-cell office:value-type="string" calcext:value-type="string">
            <text:p><text:s text:c="5"/>Eng5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5]/[.B5]*100" office:value-type="float" office:value="85" calcext:value-type="float">
            <text:p>85.0000</text:p>
          </table:table-cell>
        </table:table-row>
        <table:table-row table:style-name="ro1">
          <table:table-cell office:value-type="string" calcext:value-type="string">
            <text:p><text:s text:c="2"/>HM Act5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C6]/[.B6]*100" office:value-type="float" office:value="25" calcext:value-type="float">
            <text:p>25.0000</text:p>
          </table:table-cell>
        </table:table-row>
        <table:table-row table:style-name="ro1">
          <table:table-cell office:value-type="string" calcext:value-type="string">
            <text:p>HM Korea57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formula="of:=[.C7]/[.B7]*100" office:value-type="float" office:value="40.9090909090909" calcext:value-type="float">
            <text:p>40.9091</text:p>
          </table:table-cell>
        </table:table-row>
        <table:table-row table:style-name="ro1">
          <table:table-cell office:value-type="string" calcext:value-type="string">
            <text:p><text:s/>HM Thai5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C8]/[.B8]*100" office:value-type="float" office:value="39.1304347826087" calcext:value-type="float">
            <text:p>39.1304</text:p>
          </table:table-cell>
        </table:table-row>
        <table:table-row table:style-name="ro1">
          <table:table-cell office:value-type="string" calcext:value-type="string">
            <text:p><text:s text:c="5"/>ICT5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C9]/[.B9]*100" office:value-type="float" office:value="94.3396226415094" calcext:value-type="float">
            <text:p>94.3396</text:p>
          </table:table-cell>
        </table:table-row>
        <table:table-row table:style-name="ro1">
          <table:table-cell office:value-type="string" calcext:value-type="string">
            <text:p><text:s text:c="5"/>ICT5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10]/[.B10]*100" office:value-type="float" office:value="90.9090909090909" calcext:value-type="float">
            <text:p>90.9091</text:p>
          </table:table-cell>
        </table:table-row>
        <table:table-row table:style-name="ro1">
          <table:table-cell office:value-type="string" calcext:value-type="string">
            <text:p><text:s text:c="5"/>ICT5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C11]/[.B11]*100" office:value-type="float" office:value="76.0869565217391" calcext:value-type="float">
            <text:p>76.0870</text:p>
          </table:table-cell>
        </table:table-row>
        <table:table-row table:style-name="ro1">
          <table:table-cell office:value-type="string" calcext:value-type="string">
            <text:p><text:s/>ICT57-All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C12]/[.B12]*100" office:value-type="float" office:value="93.4426229508197" calcext:value-type="float">
            <text:p>93.4426</text:p>
          </table:table-cell>
        </table:table-row>
        <table:table-row table:style-name="ro1">
          <table:table-cell office:value-type="string" calcext:value-type="string">
            <text:p><text:s text:c="3"/>ICT57-V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3]/[.B13]*100" office:value-type="float" office:value="100" calcext:value-type="float">
            <text:p>100.0000</text:p>
          </table:table-cell>
        </table:table-row>
        <table:table-row table:style-name="ro1">
          <table:table-cell office:value-type="string" calcext:value-type="string">
            <text:p><text:s text:c="3"/>Nited56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formula="of:=[.C14]/[.B14]*100" office:value-type="float" office:value="60.7843137254902" calcext:value-type="float">
            <text:p>60.7843</text:p>
          </table:table-cell>
        </table:table-row>
        <table:table-row table:style-name="ro1">
          <table:table-cell office:value-type="string" calcext:value-type="string">
            <text:p><text:s text:c="4"/>Niti55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[.C15]/[.B15]*100" office:value-type="float" office:value="62.7118644067797" calcext:value-type="float">
            <text:p>62.7119</text:p>
          </table:table-cell>
        </table:table-row>
        <table:table-row table:style-name="ro1">
          <table:table-cell office:value-type="string" calcext:value-type="string">
            <text:p><text:s text:c="4"/>Niti5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C16]/[.B16]*100" office:value-type="float" office:value="52.7272727272727" calcext:value-type="float">
            <text:p>52.727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4:39:16.47244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ptName</text:p>
          </table:table-cell>
          <table:table-cell office:value-type="string" calcext:value-type="string">
            <text:p><text:s/>gsize</text:p>
          </table:table-cell>
          <table:table-cell office:value-type="string" calcext:value-type="string">
            <text:p><text:s/>den</text:p>
          </table:table-cell>
          <table:table-cell office:value-type="string" calcext:value-type="string">
            <text:p><text:s/>dia</text:p>
          </table:table-cell>
          <table:table-cell office:value-type="string" calcext:value-type="string">
            <text:p><text:s/>max_deg</text:p>
          </table:table-cell>
          <table:table-cell office:value-type="string" calcext:value-type="string">
            <text:p><text:s/>avg_deg</text:p>
          </table:table-cell>
          <table:table-cell office:value-type="string" calcext:value-type="string">
            <text:p><text:s/>edge_conn</text:p>
          </table:table-cell>
          <table:table-cell office:value-type="string" calcext:value-type="string">
            <text:p><text:s/>gcc</text:p>
          </table:table-cell>
          <table:table-cell office:value-type="string" calcext:value-type="string">
            <text:p><text:s/>lcc</text:p>
          </table:table-cell>
        </table:table-row>
        <table:table-row table:style-name="ro1">
          <table:table-cell office:value-type="string" calcext:value-type="string">
            <text:p><text:s/>Ac57-1sec</text:p>
          </table:table-cell>
          <table:table-cell office:value-type="float" office:value="52" calcext:value-type="float">
            <text:p>52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<text:s text:c="6"/>Biz55</text:p>
          </table:table-cell>
          <table:table-cell office:value-type="float" office:value="45" calcext:value-type="float">
            <text:p>45</text:p>
          </table:table-cell>
          <table:table-cell office:value-type="float" office:value="0.14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<text:s text:c="7"/>EC55</text:p>
          </table:table-cell>
          <table:table-cell office:value-type="float" office:value="39" calcext:value-type="float">
            <text:p>39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<text:s text:c="6"/>Eng55</text:p>
          </table:table-cell>
          <table:table-cell office:value-type="float" office:value="17" calcext:value-type="float">
            <text:p>17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<text:s text:c="3"/>HM Act5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<text:s/>HM Korea57</text:p>
          </table:table-cell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<text:s text:c="2"/>HM Thai5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6"/>ICT55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<text:s text:c="6"/>ICT56</text:p>
          </table:table-cell>
          <table:table-cell office:value-type="float" office:value="30" calcext:value-type="float">
            <text:p>30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<text:s text:c="2"/>ICT57-All</text:p>
          </table:table-cell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<text:s text:c="4"/>Nited56</text:p>
          </table:table-cell>
          <table:table-cell office:value-type="float" office:value="62" calcext:value-type="float">
            <text:p>62</text:p>
          </table:table-cell>
          <table:table-cell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<text:s text:c="5"/>Niti55</text:p>
          </table:table-cell>
          <table:table-cell office:value-type="float" office:value="37" calcext:value-type="float">
            <text:p>37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<text:s text:c="5"/>Niti56</text:p>
          </table:table-cell>
          <table:table-cell office:value-type="float" office:value="29" calcext:value-type="float">
            <text:p>29</text:p>
          </table:table-cell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4:58:18.964441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